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Source Code Pro Black" svg:font-family="'Source Code Pro Black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ooper Std Black" svg:font-family="'Cooper Std Black'" style:font-adornments="Blac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2.363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color="#333333" style:text-outline="false" style:font-name="Cooper Std Black" fo:font-size="32pt" style:font-name-asian="CMBX12" style:font-size-asian="32pt" style:font-name-complex="CMBX12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font-name="Source Code Pro Black" fo:font-size="32pt" fo:font-style="normal" fo:text-shadow="none" style:text-underline-style="none" fo:font-weight="900" style:letter-kerning="true" style:font-name-asian="CMBX12" style:font-size-asian="32pt" style:font-style-asian="normal" style:font-weight-asian="900" style:font-name-complex="CMBX1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font-name="Source Code Pro Black" fo:font-size="32pt" style:font-name-asian="CMBX12" style:font-size-asian="32pt" style:font-name-complex="CMBX1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2.363cm" svg:x="1cm" svg:y="0.8cm" presentation:class="title" presentation:user-transformed="true">
          <draw:text-box>
            <text:p><text:span text:style-name="T1">Blockchain interoperability</text:span><text:span text:style-name="T1"><text:line-break/></text:span><text:span text:style-name="T1">———</text:span><text:span text:style-name="T2"><text:line-break/></text:span><text:span text:style-name="T2">Cross-chain oracles</text:span><text:span text:style-name="T2"><text:line-break/></text:span><text:span text:style-name="T2">with</text:span><text:span text:style-name="T2"><text:line-break/></text:span><text:span text:style-name="T2">Decentralized Computing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Matthieu BETTIN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te of the Art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te of the Art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te of the Art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search question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search question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ethodology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sult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valuation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ture work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2.363cm" svg:x="1cm" svg:y="0.8cm" presentation:class="title" presentation:user-transformed="true">
          <draw:text-box>
            <text:p><text:span text:style-name="T1">Blockchain interoperability</text:span><text:span text:style-name="T1"><text:line-break/></text:span><text:span text:style-name="T1">———</text:span><text:span text:style-name="T2"><text:line-break/></text:span><text:span text:style-name="T2">Cross-chain oracles</text:span><text:span text:style-name="T2"><text:line-break/></text:span><text:span text:style-name="T2">with</text:span><text:span text:style-name="T2"><text:line-break/></text:span><text:span text:style-name="T2">Decentralized Computing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Matthieu BETTINGE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" svg:font-family="CMBX12"/>
    <style:font-face style:name="Source Code Pro Black" svg:font-family="'Source Code Pro Black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Cooper Std Black" svg:font-family="'Cooper Std Black'" style:font-adornments="Blac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3H17M4S</meta:editing-duration>
    <meta:editing-cycles>32</meta:editing-cycles>
    <meta:generator>LibreOffice/6.1.3.2$Windows_X86_64 LibreOffice_project/86daf60bf00efa86ad547e59e09d6bb77c699acb</meta:generator>
    <dc:title>Midnightblue</dc:title>
    <dc:date>2021-12-03T16:04:08.962000000</dc:date>
    <meta:document-statistic meta:object-count="148"/>
  </office:meta>
</office:document-meta>
</file>